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0099ff" draw:fill-gradient-name="Linear_20_blue_2f_whit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fill="gradient" draw:fill-color="#0000ff" draw:fill-gradient-name="Linear_20_blue_2f_white" draw:opacity="20%" draw:textarea-horizontal-align="justify" draw:textarea-vertical-align="middle" draw:auto-grow-height="false" draw:shadow-opacity="20%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Ultrafine_20_2_20_Dots_20_3_20_Dashes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sub 58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5cm" svg:x="12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cm" svg:height="2.5cm" svg:x="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2.5cm" svg:height="1.579cm" svg:x="4cm" svg:y="4.5cm">
          <draw:text-box>
            <text:p><text:span text:style-name="T1">∆</text:span><text:span text:style-name="T2">Y</text:span></text:p>
          </draw:text-box>
        </draw:frame>
        <draw:frame draw:style-name="gr3" draw:layer="layout" svg:width="2.5cm" svg:height="1.579cm" svg:x="9cm" svg:y="1.5cm">
          <draw:text-box>
            <text:p><text:span text:style-name="T1">∆</text:span><text:span text:style-name="T2">X</text:span></text:p>
          </draw:text-box>
        </draw:frame>
        <draw:line draw:style-name="gr4" draw:text-style-name="P1" draw:layer="layout" svg:x1="6.1cm" svg:y1="3.1cm" svg:x2="13.8cm" svg:y2="6.5cm">
          <text:p/>
        </draw:line>
        <draw:line draw:style-name="gr5" draw:text-style-name="P1" draw:layer="layout" svg:x1="6cm" svg:y1="3cm" svg:x2="6cm" svg:y2="6.5cm">
          <text:p/>
        </draw:line>
        <draw:line draw:style-name="gr5" draw:text-style-name="P1" draw:layer="layout" svg:x1="6.1cm" svg:y1="3.1cm" svg:x2="13.5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5T01:10:42</meta:creation-date>
    <dc:date>2009-11-05T23:57:06</dc:date>
    <meta:editing-duration>PT00H15M26S</meta:editing-duration>
    <meta:editing-cycles>2</meta:editing-cycles>
    <meta:generator>OpenOffice.org/3.0$Linux OpenOffice.org_project/300m15$Build-9379</meta:generator>
    <meta:document-statistic meta:object-count="7"/>
  </office:meta>
</office:document-meta>
</file>